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084420" officeooo:paragraph-rsid="00084420"/>
    </style:style>
    <style:style style:name="P2" style:family="paragraph" style:parent-style-name="Text_20_body">
      <style:paragraph-properties fo:text-align="justify" style:justify-single-word="false"/>
      <style:text-properties style:font-name="Liberation Mono" officeooo:rsid="00089c82" officeooo:paragraph-rsid="00089c82"/>
    </style:style>
    <style:style style:name="P3" style:family="paragraph" style:parent-style-name="Text_20_body">
      <style:paragraph-properties fo:text-align="justify" style:justify-single-word="false"/>
      <style:text-properties style:font-name="Liberation Serif1" officeooo:rsid="00089c82" officeooo:paragraph-rsid="00089c82"/>
    </style:style>
    <style:style style:name="P4" style:family="paragraph" style:parent-style-name="Text_20_body">
      <style:paragraph-properties fo:text-align="justify" style:justify-single-word="false"/>
      <style:text-properties style:font-name="Liberation Serif1" officeooo:rsid="00089c82" officeooo:paragraph-rsid="00098650"/>
    </style:style>
    <style:style style:name="P5" style:family="paragraph" style:parent-style-name="Text_20_body">
      <style:paragraph-properties fo:text-align="justify" style:justify-single-word="false"/>
      <style:text-properties officeooo:paragraph-rsid="00084420"/>
    </style:style>
    <style:style style:name="P6" style:family="paragraph" style:parent-style-name="Text_20_body">
      <style:paragraph-properties fo:text-align="justify" style:justify-single-word="false"/>
      <style:text-properties officeooo:rsid="00084420" officeooo:paragraph-rsid="00089c82"/>
    </style:style>
    <style:style style:name="P7" style:family="paragraph" style:parent-style-name="Text_20_body">
      <style:paragraph-properties fo:text-align="justify" style:justify-single-word="false"/>
      <style:text-properties officeooo:rsid="00089c82" officeooo:paragraph-rsid="00089c82"/>
    </style:style>
    <style:style style:name="T1" style:family="text">
      <style:text-properties officeooo:rsid="0008442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8650" style:font-style-asian="italic" style:font-style-complex="italic"/>
    </style:style>
    <style:style style:name="T4" style:family="text">
      <style:text-properties style:font-name="Liberation Serif" officeooo:rsid="00084420"/>
    </style:style>
    <style:style style:name="T5" style:family="text">
      <style:text-properties style:font-name="Liberation Mono"/>
    </style:style>
    <style:style style:name="T6" style:family="text">
      <style:text-properties style:font-name="Liberation Mono" officeooo:rsid="00089c82"/>
    </style:style>
    <style:style style:name="T7" style:family="text">
      <style:text-properties style:font-name="Liberation Mono" fo:background-color="#ffff00" loext:char-shading-value="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098650"/>
    </style:style>
    <style:style style:name="fr1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Upsolving</text:span> do Problema A</text:h>
      <text:p text:style-name="P5"><text:span text:style-name="T1">A aproximação do valor de </text:span><text:span text:style-name="T4">π pode ser obtida com a resolução da Série de Leibniz:</text:span></text:p>
      <text:p text:style-name="P5"><draw:frame draw:style-name="fr1" draw:name="Série de Leibniz" text:anchor-type="as-char" svg:y="-0.621cm" svg:width="3.023cm" svg:height="1.0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6"><text:span text:style-name="T10">Assim sendo, a</text:span> primeira solução <text:span text:style-name="T8">incorreta</text:span> foi:</text:p>
      <text:p text:style-name="P6"><text:line-break/><text:span text:style-name="T6">#include &lt;stdio.h&gt;</text:span></text:p>
      <text:p text:style-name="P6"><text:span text:style-name="T6"/></text:p>
      <text:p text:style-name="P2">int main(void){</text:p>
      <text:p text:style-name="P2"><text:tab/>float e, x = 1.0, y;</text:p>
      <text:p text:style-name="P2"><text:tab/>int c = 1;</text:p>
      <text:p text:style-name="P7"><text:span text:style-name="T5"/></text:p>
      <text:p text:style-name="P2"><text:tab/>while(1){</text:p>
      <text:p text:style-name="P2"><text:s text:c="4"/><text:tab/><text:tab/>y = 1.0 / x;</text:p>
      <text:p text:style-name="P7"><text:span text:style-name="T5"/></text:p>
      <text:p text:style-name="P7"><text:span text:style-name="T5"><text:s text:c="4"/><text:tab/><text:tab/></text:span><text:span text:style-name="T7">if(e &gt;= y){</text:span></text:p>
      <text:p text:style-name="P2"><text:s text:c="8"/><text:tab/><text:tab/>break;</text:p>
      <text:p text:style-name="P2"><text:s text:c="4"/><text:tab/><text:tab/>}else{</text:p>
      <text:p text:style-name="P2"><text:s text:c="8"/><text:tab/><text:tab/>x += 2.0;</text:p>
      <text:p text:style-name="P2"><text:s text:c="8"/><text:tab/><text:tab/>c++;</text:p>
      <text:p text:style-name="P2"><text:s text:c="4"/><text:tab/><text:tab/>}</text:p>
      <text:p text:style-name="P2"><text:tab/>}</text:p>
      <text:p text:style-name="P7"><text:span text:style-name="T5"/></text:p>
      <text:p text:style-name="P2"><text:tab/>printf(“%d\n”, c);</text:p>
      <text:p text:style-name="P7"><text:span text:style-name="T5"/></text:p>
      <text:p text:style-name="P2"><text:tab/>return 0;</text:p>
      <text:p text:style-name="P2">}</text:p>
      <text:p text:style-name="P7"><text:span text:style-name="T5"/></text:p>
      <text:p text:style-name="P3"><text:span text:style-name="T10">A</text:span> inconsistência do algoritmo ocorre na instrução: <text:span text:style-name="T5">if(e &gt;= y){ </text:span>uma vez que ela é equivalente à <text:span text:style-name="T5">if(y &lt;= e){</text:span>. <text:span text:style-name="T10">O que contraria a afirmação: “O erro </text:span>absoluto cometido ao parar no <text:span text:style-name="T3">n</text:span>-ésimo termo <text:span text:style-name="T8">é sempre menor que</text:span> o valor absoluto do próximo termo.”.</text:p>
      <text:p text:style-name="P4"><text:soft-page-break/><text:span text:style-name="T10">Portanto,</text:span> é a solução <text:span text:style-name="T8">correta</text:span>:</text:p>
      <text:p text:style-name="P3"/>
      <text:p text:style-name="P2">#include &lt;stdio.h&gt;</text:p>
      <text:p text:style-name="P2"/>
      <text:p text:style-name="P2">int main(void){</text:p>
      <text:p text:style-name="P2"><text:s text:c="4"/>float e, t;</text:p>
      <text:p text:style-name="P2"><text:s text:c="4"/>int n = 1;</text:p>
      <text:p text:style-name="P2"/>
      <text:p text:style-name="P2"><text:s text:c="4"/>scanf("%f", &amp;e);</text:p>
      <text:p text:style-name="P2"/>
      <text:p text:style-name="P2"><text:s text:c="4"/>while(1){</text:p>
      <text:p text:style-name="P2"><text:s text:c="8"/>t = 1.0 / (2 * n - 1);</text:p>
      <text:p text:style-name="P2"/>
      <text:p text:style-name="P2"><text:s text:c="8"/><text:span text:style-name="T9">if(t &lt; e){</text:span></text:p>
      <text:p text:style-name="P2"><text:s text:c="12"/>break;</text:p>
      <text:p text:style-name="P2"><text:s text:c="8"/>}else{</text:p>
      <text:p text:style-name="P2"><text:s text:c="12"/>n++;</text:p>
      <text:p text:style-name="P2"><text:s text:c="8"/>}</text:p>
      <text:p text:style-name="P2"><text:s text:c="4"/>}</text:p>
      <text:p text:style-name="P2"/>
      <text:p text:style-name="P2"><text:s text:c="4"/>printf("%d\n", n);</text:p>
      <text:p text:style-name="P2"/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01:15:05.373854194</meta:creation-date>
    <dc:date>2025-04-12T01:54:09.789066815</dc:date>
    <meta:editing-duration>PT10M46S</meta:editing-duration>
    <meta:editing-cycles>2</meta:editing-cycles>
    <meta:generator>LibreOffice/24.2.7.2$Linux_X86_64 LibreOffice_project/420$Build-2</meta:generator>
    <meta:document-statistic meta:table-count="0" meta:image-count="0" meta:object-count="1" meta:page-count="2" meta:paragraph-count="38" meta:word-count="148" meta:character-count="875" meta:non-whitespace-character-count="619"/>
  </office:meta>
</office:document-meta>
</file>

<file path=Object 1/content.xml><?xml version="1.0" encoding="utf-8"?>
<math xmlns="http://www.w3.org/1998/Math/MathML" display="block">
  <semantics>
    <mrow>
      <mn>4</mn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n>1</mn>
          <mrow>
            <msup>
              <mn>2</mn>
              <mi>n</mi>
            </msup>
            <mo stretchy="false">−</mo>
            <mn>1</mn>
          </mrow>
        </mfrac>
      </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row>
          <mn>2</mn>
          <mi>n</mi>
        </mrow>
      </msup>
    </mrow>
    <annotation encoding="StarMath 5.0">4 sum from{ n = 1 } to{ infinity } frac{1}{{2}^{n} - 1} (-1)^2n</annotation>
  </semantics>
</math>
</file>